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9b7ec" officeooo:paragraph-rsid="0009b7ec"/>
    </style:style>
    <style:style style:name="P2" style:family="paragraph" style:parent-style-name="Standard">
      <style:text-properties officeooo:rsid="0009b7ec" officeooo:paragraph-rsid="0009ed5d"/>
    </style:style>
    <style:style style:name="P3" style:family="paragraph" style:parent-style-name="Standard">
      <style:text-properties fo:font-weight="bold" officeooo:rsid="0009b7ec" officeooo:paragraph-rsid="0009b7ec" style:font-weight-asian="bold" style:font-weight-complex="bold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009b7ec"/>
    </style:style>
    <style:style style:name="P6" style:family="paragraph" style:parent-style-name="Standard">
      <style:paragraph-properties fo:text-align="start" style:justify-single-word="false"/>
      <style:text-properties officeooo:paragraph-rsid="0009b7ec"/>
    </style:style>
    <style:style style:name="P7" style:family="paragraph" style:parent-style-name="Standard">
      <style:paragraph-properties fo:break-before="page"/>
      <style:text-properties officeooo:rsid="0009b7ec" officeooo:paragraph-rsid="0009b7ec"/>
    </style:style>
    <style:style style:name="P8" style:family="paragraph" style:parent-style-name="Standard" style:list-style-name="L1">
      <style:paragraph-properties fo:margin-top="0.302cm" fo:margin-bottom="0.302cm" loext:contextual-spacing="false"/>
      <style:text-properties officeooo:paragraph-rsid="0009b7ec"/>
    </style:style>
    <style:style style:name="T1" style:family="text">
      <style:text-properties fo:font-weight="bold"/>
    </style:style>
    <style:style style:name="T2" style:family="text">
      <style:text-properties officeooo:rsid="0009b7ec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officeooo:rsid="0009ed5d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/>
    </style:style>
    <style:style style:name="T9" style:family="text">
      <style:text-properties officeooo:rsid="000ba0d5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84cm" fo:text-indent="-0.635cm" fo:margin-left="1.58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19cm" fo:text-indent="-0.635cm" fo:margin-left="2.21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54cm" fo:text-indent="-0.635cm" fo:margin-left="2.8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89cm" fo:text-indent="-0.635cm" fo:margin-left="3.48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24cm" fo:text-indent="-0.635cm" fo:margin-left="4.12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59cm" fo:text-indent="-0.635cm" fo:margin-left="4.75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94cm" fo:text-indent="-0.635cm" fo:margin-left="5.39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29cm" fo:text-indent="-0.635cm" fo:margin-left="6.02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64cm" fo:text-indent="-0.635cm" fo:margin-left="6.66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99cm" fo:text-indent="-0.635cm" fo:margin-left="7.29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 <text:s text:c="3"/><text:span text:style-name="T3">Software Requirements Specification</text:span></text:p>
      <text:p text:style-name="P1"><text:span text:style-name="T3"/></text:p>
      <text:p text:style-name="P1"><text:s/><text:tab/><text:tab/><text:tab/><text:tab/><text:tab/><text:tab/><text:span text:style-name="T4">For</text:span></text:p>
      <text:p text:style-name="P3"><text:tab/><text:tab/><text:tab/><text:tab/><text:tab/> <text:s text:c="4"/><text:span text:style-name="T5">Ecommerce </text:span></text:p>
      <text:p text:style-name="P3"><text:tab/><text:tab/> <text:s text:c="25"/><text:span text:style-name="T5"><text:s text:c="2"/>Prepared By Krishna kushvansi</text:span></text:p>
      <text:p text:style-name="P3"/>
      <text:p text:style-name="P1"/>
      <text:p text:style-name="P1"/>
      <text:p text:style-name="P1"/>
      <text:p text:style-name="P3">1. INTRODUCTION</text:p>
      <text:list xml:id="list7167246704189250931" text:style-name="L1">
        <text:list-item>
          <text:p text:style-name="P8"><text:span text:style-name="T2">Purpose</text:span></text:p>
        </text:list-item>
      </text:list>
      <text:p text:style-name="P1"/>
      <text:section text:style-name="Sect1" text:name="exacc_A8GAY9HGM5Lm4-EP_uiCyAg_6">
        <text:section text:style-name="Sect1" text:name="_A8GAY9HGM5Lm4-EP_uiCyAg_38">
          <text:p text:style-name="Standard"/>
          <text:section text:style-name="Sect1" text:name="A8GAY9HGM5Lm4-EP_uiCyAg__19">
            <text:p text:style-name="P4">A website that <text:span text:style-name="T1">allows people to buy and sell physical goods, services, and digital products over the internet rather than at a brick-and-mortar location</text:span>. Through an e-commerce website, a business can process orders, accept payments, manage shipping and logistics, and provide customer service.</text:p>
          </text:section>
        </text:section>
      </text:section>
      <text:p text:style-name="P1"/>
      <text:list xml:id="list5109810399539418793" text:style-name="L2">
        <text:list-item>
          <text:p text:style-name="P5"><text:span text:style-name="T2">Scope</text:span></text:p>
        </text:list-item>
      </text:list>
      <text:p text:style-name="P6"/>
      <text:section text:style-name="Sect1" text:name="exacc_OsGAY4a4KY-J4-EP6oObwAk_6">
        <text:section text:style-name="Sect1" text:name="_OsGAY4a4KY-J4-EP6oObwAk_39">
          <text:section text:style-name="Sect1" text:name="OsGAY4a4KY-J4-EP6oObwAk__30">
            <text:p text:style-name="Standard"><text:span text:style-name="T7">E-commerce or Electronic commerce is termed as </text:span><text:span text:style-name="T8">selling and buying behaviour of products and services over the internet</text:span><text:span text:style-name="T7">. It is also referred to as the sales of different items on the marketplaces in which money transaction activity takes place</text:span></text:p>
          </text:section>
        </text:section>
      </text:section>
      <text:list xml:id="list191607383003036" text:continue-numbering="true" text:style-name="L2">
        <text:list-header>
          <text:p text:style-name="P5"/>
        </text:list-header>
      </text:list>
      <text:p text:style-name="P1"/>
      <text:list xml:id="list191607899065911" text:continue-numbering="true" text:style-name="L2">
        <text:list-item>
          <text:p text:style-name="P5"><text:span text:style-name="T2">Technologies To Be Used</text:span></text:p>
        </text:list-item>
      </text:list>
      <text:p text:style-name="P6"/>
      <text:p text:style-name="P1"><text:s text:c="12"/>: For Programming</text:p>
      <text:p text:style-name="P1"> <text:s text:c="9"/>Database : Sqlite </text:p>
      <text:p text:style-name="P1">2. OVERALL DESCRIPTION</text:p>
      <text:p text:style-name="P1"> User Characteristics :</text:p>
      <text:p text:style-name="P1">(1) Users : Can register and login their Self on portal. And they can <text:s/><text:span text:style-name="T6">order items and show profile, cart, order items, show history.</text:span></text:p>
      <text:p text:style-name="P1">(2) Admin : Admin can insert , update delete <text:span text:style-name="T6">products</text:span> details.</text:p>
      <text:p text:style-name="P1"> Use Cases :</text:p>
      <text:p text:style-name="P1">(1) <text:s/><text:span text:style-name="T6">Users can order items according to choice.</text:span></text:p>
      <text:p text:style-name="P1">(2) <text:s/><text:span text:style-name="T6">User can see order products history. </text:span></text:p>
      <text:p text:style-name="P1">(3) <text:s/><text:span text:style-name="T6">User can show cart, profile, order items, order history.</text:span></text:p>
      <text:p text:style-name="P1">(4) <text:s/><text:span text:style-name="T6">User can do payments.</text:span></text:p>
      <text:p text:style-name="P7">3. REQUIREMENTS</text:p>
      <text:p text:style-name="P1"> The system should record all the Car details such as location, car registration number,</text:p>
      <text:p text:style-name="P1">color.</text:p>
      <text:p text:style-name="P1"> The system should <text:span text:style-name="T6">be </text:span>record all the <text:span text:style-name="T6">Products category</text:span>.</text:p>
      <text:p text:style-name="P1"> The system should <text:s/><text:span text:style-name="T6">be</text:span> provide admin to insert, update, delete <text:span text:style-name="T6">prodcut</text:span> details as well as <text:span text:style-name="T6">product category</text:span>.</text:p>
      <text:p text:style-name="P1"> The system should <text:span text:style-name="T6">be </text:span>allow admin to Check details of <text:span text:style-name="T6">product</text:span>.</text:p>
      <text:p text:style-name="P1"> Database should be Robust, Reliable and fast.</text:p>
      <text:p text:style-name="P1">4. FEATURES :</text:p>
      <text:p text:style-name="P2"> <text:s/>Users can select <text:span text:style-name="T6">items</text:span> according to their choice.</text:p>
      <text:p text:style-name="P2"> <text:s/>Admin can insert, delete, update <text:span text:style-name="T6">product</text:span> details as well as <text:span text:style-name="T6">product category</text:span>.</text:p>
      <text:p text:style-name="P1"> <text:span text:style-name="T6">User can payment of products</text:span></text:p>
      <text:p text:style-name="P2"> User can check <text:span text:style-name="T6">order i</text:span>history.</text:p>
      <text:p text:style-name="P1"/>
      <text:p text:style-name="P1"/>
      <text:p text:style-name="P1"/>
      <text:p text:style-name="P1">5. ASSUMPTION AND DEPENDENCIES :</text:p>
      <text:p text:style-name="P1"> User can check only our history.</text:p>
      <text:p text:style-name="P1"> Admin can change only <text:span text:style-name="T9">products details</text:span> and <text:span text:style-name="T9">product category</text:span> details not users detai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5T18:01:44.462111764</meta:creation-date>
    <dc:date>2022-11-25T19:16:07.269859023</dc:date>
    <meta:editing-duration>PT11M4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37" meta:word-count="315" meta:character-count="1953" meta:non-whitespace-character-count="1592"/>
  </office:meta>
</office:document-meta>
</file>